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fr" fo:country="FR" officeooo:rsid="000fa427" officeooo:paragraph-rsid="000fa427"/>
    </style:style>
    <style:style style:name="P2" style:family="paragraph" style:parent-style-name="Text_20_body">
      <style:text-properties fo:language="fr" fo:country="FR" officeooo:rsid="0014797a" officeooo:paragraph-rsid="0014797a"/>
    </style:style>
    <style:style style:name="P3" style:family="paragraph" style:parent-style-name="Text_20_body">
      <style:text-properties fo:language="fr" fo:country="FR" officeooo:rsid="0014797a" officeooo:paragraph-rsid="00154c11"/>
    </style:style>
    <style:style style:name="P4" style:family="paragraph" style:parent-style-name="Text_20_body">
      <style:text-properties fo:language="fr" fo:country="FR" officeooo:rsid="0014797a" officeooo:paragraph-rsid="0037ca7c"/>
    </style:style>
    <style:style style:name="P5" style:family="paragraph" style:parent-style-name="Text_20_body">
      <style:text-properties fo:language="fr" fo:country="FR" officeooo:rsid="0015981c" officeooo:paragraph-rsid="0015981c"/>
    </style:style>
    <style:style style:name="P6" style:family="paragraph" style:parent-style-name="Text_20_body">
      <style:text-properties fo:language="fr" fo:country="FR" officeooo:rsid="000fba4b" officeooo:paragraph-rsid="000fba4b"/>
    </style:style>
    <style:style style:name="P7" style:family="paragraph" style:parent-style-name="Text_20_body">
      <style:text-properties fo:language="fr" fo:country="FR" officeooo:rsid="00154c11" officeooo:paragraph-rsid="00154c11"/>
    </style:style>
    <style:style style:name="P8" style:family="paragraph" style:parent-style-name="Text_20_body">
      <style:text-properties fo:language="fr" fo:country="FR" officeooo:rsid="00128117" officeooo:paragraph-rsid="002b3933"/>
    </style:style>
    <style:style style:name="P9" style:family="paragraph" style:parent-style-name="Text_20_body">
      <style:text-properties fo:language="fr" fo:country="FR" officeooo:rsid="002b3933" officeooo:paragraph-rsid="002b3933"/>
    </style:style>
    <style:style style:name="P10" style:family="paragraph" style:parent-style-name="Text_20_body">
      <style:text-properties fo:language="fr" fo:country="FR" officeooo:rsid="002c6d74" officeooo:paragraph-rsid="002c6d74"/>
    </style:style>
    <style:style style:name="P11" style:family="paragraph" style:parent-style-name="Text_20_body">
      <style:text-properties fo:language="fr" fo:country="FR" fo:font-weight="bold" officeooo:rsid="00154c11" officeooo:paragraph-rsid="002c6d74" style:font-weight-asian="bold" style:font-weight-complex="bold"/>
    </style:style>
    <style:style style:name="P12" style:family="paragraph" style:parent-style-name="Text_20_body">
      <style:text-properties fo:language="fr" fo:country="FR" fo:font-weight="bold" officeooo:rsid="002c6d74" officeooo:paragraph-rsid="002c6d74" style:font-weight-asian="bold" style:font-weight-complex="bold"/>
    </style:style>
    <style:style style:name="P13" style:family="paragraph" style:parent-style-name="Text_20_body">
      <style:text-properties fo:language="fr" fo:country="FR" officeooo:rsid="0037ca7c" officeooo:paragraph-rsid="0037ca7c"/>
    </style:style>
    <style:style style:name="P14" style:family="paragraph" style:parent-style-name="Text_20_body">
      <style:text-properties fo:language="fr" fo:country="FR" officeooo:rsid="0030712b" officeooo:paragraph-rsid="0030712b"/>
    </style:style>
    <style:style style:name="P15" style:family="paragraph" style:parent-style-name="Text_20_body">
      <style:text-properties officeooo:rsid="002b3933" officeooo:paragraph-rsid="002b3933"/>
    </style:style>
    <style:style style:name="P16" style:family="paragraph" style:parent-style-name="Text_20_body">
      <style:text-properties officeooo:paragraph-rsid="002b3933"/>
    </style:style>
    <style:style style:name="P17" style:family="paragraph" style:parent-style-name="Heading_20_1">
      <style:text-properties fo:language="fr" fo:country="FR"/>
    </style:style>
    <style:style style:name="P18" style:family="paragraph" style:parent-style-name="Heading_20_1">
      <style:text-properties fo:language="fr" fo:country="FR" officeooo:rsid="00241625"/>
    </style:style>
    <style:style style:name="P19" style:family="paragraph" style:parent-style-name="Heading_20_1">
      <style:text-properties fo:language="fr" fo:country="FR" officeooo:paragraph-rsid="000dea04"/>
    </style:style>
    <style:style style:name="P20" style:family="paragraph" style:parent-style-name="Heading_20_1">
      <style:text-properties fo:language="fr" fo:country="FR" officeooo:paragraph-rsid="00128117"/>
    </style:style>
    <style:style style:name="P21" style:family="paragraph" style:parent-style-name="Heading_20_1">
      <style:text-properties style:font-name="Liberation Sans" fo:font-size="18.2000007629395pt" fo:language="fr" fo:country="FR" fo:font-weight="bold" officeooo:rsid="0030712b" officeooo:paragraph-rsid="00392ba1" style:font-name-asian="DejaVu Sans" style:font-size-asian="18.2000007629395pt" style:font-weight-asian="bold" style:font-name-complex="DejaVu Sans" style:font-size-complex="18.2000007629395pt" style:font-weight-complex="bold"/>
    </style:style>
    <style:style style:name="P22" style:family="paragraph" style:parent-style-name="Heading_20_2">
      <style:text-properties fo:language="fr" fo:country="FR"/>
    </style:style>
    <style:style style:name="P23" style:family="paragraph" style:parent-style-name="Heading_20_2">
      <style:text-properties fo:language="fr" fo:country="FR" officeooo:rsid="0038afe2"/>
    </style:style>
    <style:style style:name="P24" style:family="paragraph" style:parent-style-name="Text_20_body" style:list-style-name="L1">
      <style:text-properties fo:language="fr" fo:country="FR" officeooo:rsid="000fba4b" officeooo:paragraph-rsid="000fba4b"/>
    </style:style>
    <style:style style:name="P25" style:family="paragraph" style:parent-style-name="Text_20_body" style:list-style-name="L1">
      <style:text-properties fo:language="fr" fo:country="FR" officeooo:rsid="000fba4b" officeooo:paragraph-rsid="000fa427"/>
    </style:style>
    <style:style style:name="P26" style:family="paragraph" style:parent-style-name="Text_20_body" style:list-style-name="L1">
      <style:text-properties fo:language="fr" fo:country="FR" officeooo:rsid="0010a8d7" officeooo:paragraph-rsid="0010a8d7"/>
    </style:style>
    <style:style style:name="P27" style:family="paragraph" style:parent-style-name="Text_20_body" style:list-style-name="L1">
      <style:text-properties fo:language="fr" fo:country="FR" officeooo:rsid="001adb6a" officeooo:paragraph-rsid="001adb6a"/>
    </style:style>
    <style:style style:name="P28" style:family="paragraph" style:parent-style-name="Text_20_body" style:list-style-name="L2">
      <style:text-properties fo:language="fr" fo:country="FR" fo:font-weight="bold" officeooo:rsid="002c6d74" officeooo:paragraph-rsid="002c6d74" style:font-weight-asian="bold" style:font-weight-complex="bold"/>
    </style:style>
    <style:style style:name="P29" style:family="paragraph" style:parent-style-name="Text_20_body" style:list-style-name="L2">
      <style:text-properties officeooo:paragraph-rsid="002c6d74"/>
    </style:style>
    <style:style style:name="T1" style:family="text">
      <style:text-properties officeooo:rsid="000d8ff0"/>
    </style:style>
    <style:style style:name="T2" style:family="text">
      <style:text-properties officeooo:rsid="000fba4b"/>
    </style:style>
    <style:style style:name="T3" style:family="text">
      <style:text-properties officeooo:rsid="0014797a"/>
    </style:style>
    <style:style style:name="T4" style:family="text">
      <style:text-properties officeooo:rsid="00154c11"/>
    </style:style>
    <style:style style:name="T5" style:family="text">
      <style:text-properties fo:language="fr" fo:country="FR"/>
    </style:style>
    <style:style style:name="T6" style:family="text">
      <style:text-properties fo:language="fr" fo:country="FR" fo:font-weight="bold" style:font-weight-asian="bold" style:font-weight-complex="bold"/>
    </style:style>
    <style:style style:name="T7" style:family="text">
      <style:text-properties fo:language="fr" fo:country="FR" fo:font-weight="bold" officeooo:rsid="0023501e" style:font-weight-asian="bold" style:font-weight-complex="bold"/>
    </style:style>
    <style:style style:name="T8" style:family="text">
      <style:text-properties fo:language="fr" fo:country="FR" fo:font-weight="bold" officeooo:rsid="002c6d74" style:font-weight-asian="bold" style:font-weight-complex="bold"/>
    </style:style>
    <style:style style:name="T9" style:family="text">
      <style:text-properties fo:language="fr" fo:country="FR" fo:font-weight="bold" officeooo:rsid="0036f512" style:font-weight-asian="bold" style:font-weight-complex="bold"/>
    </style:style>
    <style:style style:name="T10" style:family="text">
      <style:text-properties fo:language="fr" fo:country="FR" fo:font-weight="bold" officeooo:rsid="003bd7f8" style:font-weight-asian="bold" style:font-weight-complex="bold"/>
    </style:style>
    <style:style style:name="T11" style:family="text">
      <style:text-properties fo:language="fr" fo:country="FR" officeooo:rsid="002b3933"/>
    </style:style>
    <style:style style:name="T12" style:family="text">
      <style:text-properties fo:language="fr" fo:country="FR" officeooo:rsid="00128117"/>
    </style:style>
    <style:style style:name="T13" style:family="text">
      <style:text-properties fo:language="fr" fo:country="FR" officeooo:rsid="00255c46"/>
    </style:style>
    <style:style style:name="T14" style:family="text">
      <style:text-properties fo:language="fr" fo:country="FR" officeooo:rsid="002ba226"/>
    </style:style>
    <style:style style:name="T15" style:family="text">
      <style:text-properties fo:language="fr" fo:country="FR" fo:font-weight="normal" officeooo:rsid="002c6d74" style:font-weight-asian="normal" style:font-weight-complex="normal"/>
    </style:style>
    <style:style style:name="T16" style:family="text">
      <style:text-properties fo:language="fr" fo:country="FR" fo:font-weight="normal" officeooo:rsid="002defc9" style:font-weight-asian="normal" style:font-weight-complex="normal"/>
    </style:style>
    <style:style style:name="T17" style:family="text">
      <style:text-properties officeooo:rsid="00240d7a"/>
    </style:style>
    <style:style style:name="T18" style:family="text">
      <style:text-properties officeooo:rsid="00241625"/>
    </style:style>
    <style:style style:name="T19" style:family="text">
      <style:text-properties officeooo:rsid="00255c46"/>
    </style:style>
    <style:style style:name="T20" style:family="text">
      <style:text-properties officeooo:rsid="002990f8"/>
    </style:style>
    <style:style style:name="T21" style:family="text">
      <style:text-properties officeooo:rsid="002b3933"/>
    </style:style>
    <style:style style:name="T22" style:family="text">
      <style:text-properties officeooo:rsid="00321af8"/>
    </style:style>
    <style:style style:name="T23" style:family="text">
      <style:text-properties officeooo:rsid="0037ca7c"/>
    </style:style>
    <style:style style:name="T24" style:family="text">
      <style:text-properties officeooo:rsid="00392ba1"/>
    </style:style>
    <style:style style:name="T25" style:family="text">
      <style:text-properties officeooo:rsid="003a79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7">Pour chaque section</text:span><text:span text:style-name="T6"> du </text:span><text:span text:style-name="T7">document</text:span><text:span text:style-name="T6"> </text:span><text:span text:style-name="T7">mettez</text:span><text:span text:style-name="T6"> en avant les problèmes que vous avez pu rencontrer et les solutions </text:span><text:span text:style-name="T7">mises en place</text:span><text:span text:style-name="T6">. </text:span><text:span text:style-name="T9">Par exemple, si vous n’avez pas produit de code pour ce projet, indiquez pourquoi dans la section « 2.</text:span><text:span text:style-name="T10">2</text:span><text:span text:style-name="T9"> implémentation ».</text:span></text:p>
      <text:h text:style-name="P17" text:outline-level="1">Identification des besoins</text:h>
      <text:p text:style-name="P1"><text:span text:style-name="T2">D</text:span>éfinir les besoins utilisateurs que vous avez identifiés <text:span text:style-name="T2">en mentionnant :</text:span></text:p>
      <text:list xml:id="list4184713432" text:style-name="L1">
        <text:list-item>
          <text:p text:style-name="P24"><text:span text:style-name="T2">q</text:span>ui est le client ?</text:p>
        </text:list-item>
        <text:list-item>
          <text:p text:style-name="P24">qui seront les utilisateurs du logiciel ?</text:p>
        </text:list-item>
        <text:list-item>
          <text:p text:style-name="P24"><text:span text:style-name="T17">quels</text:span> sont les problèmes rencontrés ?</text:p>
        </text:list-item>
        <text:list-item>
          <text:p text:style-name="P25">quel est l’objectif principal du logiciel, en quoi ce logiciel <text:span text:style-name="T17">résoudra</text:span> les problèmes ?</text:p>
        </text:list-item>
        <text:list-item>
          <text:p text:style-name="P26">quelles sont les <text:span text:style-name="T17">solutions</text:span> existantes et en quoi la solution que vous proposez est différente ?</text:p>
        </text:list-item>
        <text:list-item>
          <text:p text:style-name="P27">sous quelle licence le code sera-t-il livré ?</text:p>
        </text:list-item>
      </text:list>
      <text:p text:style-name="P6">Effectuer une liste des besoins identifiés tout au long du projet. Indiquer les besoins explicités par le <text:span text:style-name="T17">client</text:span> de ceux que vous avez <text:span text:style-name="T18">vous-même</text:span> mis en avant (e.g. par exemple en proposant de nouvelles <text:span text:style-name="T18">fonctionnalités</text:span>).</text:p>
      <text:h text:style-name="P18" text:outline-level="1">Développe<text:span text:style-name="T22">me</text:span>nt</text:h>
      <text:h text:style-name="P22" text:outline-level="2">Co<text:span text:style-name="T1">n</text:span>ception</text:h>
      <text:p text:style-name="P8">D<text:span text:style-name="T21">onner un exemple d’utilisation de votre programme sous forme de scénario.</text:span></text:p>
      <text:p text:style-name="P9">Identifier des contraintes que votre programme devra satisfaire.</text:p>
      <text:p text:style-name="P16"><text:span text:style-name="T12">E</text:span><text:span text:style-name="T11">xpliciter et donner les résultats d</text:span><text:span text:style-name="T12">es méthodes de </text:span><text:span text:style-name="T13">conception</text:span><text:span text:style-name="T12"> que vous avez </text:span><text:span text:style-name="T13">utilisées</text:span><text:span text:style-name="T12"> lors de ce projet (description de structure de données, </text:span><text:span text:style-name="T13">diagramme</text:span><text:span text:style-name="T12"> de classe, modèles de données pour des bases de données </text:span><text:span text:style-name="T13">relationnelles</text:span><text:span text:style-name="T12">, use-cases identifiés, etc.).</text:span></text:p>
      <text:p text:style-name="P15"><text:span text:style-name="T12">S</text:span><text:span text:style-name="T5">i vous programme possède une interface, joindre les schémas / prototype</text:span><text:span text:style-name="T14">s</text:span><text:span text:style-name="T5"> que vous avez conçus.</text:span></text:p>
      <text:h text:style-name="P22" text:outline-level="2">Implémentation</text:h>
      <text:p text:style-name="P2">Quels sont les choix que vous avez <text:span text:style-name="T19">dû</text:span> réalis<text:span text:style-name="T4">er</text:span> lors de l’implémentation ?</text:p>
      <text:p text:style-name="P7">Quels sont les outils informatiques à disposition pour réaliser ce projet (la liste des possibles) ?</text:p>
      <text:p text:style-name="P3">Quels outils informatiques <text:span text:style-name="T19">avez-vous</text:span> utilisés (<text:span text:style-name="T4">IDE, langages</text:span>, git, programme externes, etc.) ? <text:span text:style-name="T4">Pourquoi votre choix c’est porté sur ces outils ?</text:span></text:p>
      <text:h text:style-name="P23" text:outline-level="2">Tests et évaluation</text:h>
      <text:p text:style-name="P2">Quelles méthodes <text:span text:style-name="T20">avez-vous</text:span> utilisées pour tester votre programme ?</text:p>
      <text:p text:style-name="P5"><text:soft-page-break/><text:span text:style-name="T3">Q</text:span>uels tests unitaires avez-vous conduits ?</text:p>
      <text:p text:style-name="P5">Quels tests d’intégration avez-vous conduits ?</text:p>
      <text:p text:style-name="P4">Quels ont étés les critères d’évaluation et de validation du logiciel ? <text:span text:style-name="T23">Le logiciel a-t-il passé l’évaluation ?</text:span></text:p>
      <text:p text:style-name="P13">Quelles sont les pistes pour améliorer le logiciel ?</text:p>
      <text:h text:style-name="P19" text:outline-level="1">Organisation</text:h>
      <text:p text:style-name="P10">Comment avez-vous divisé le travail entre le client et l’équipe de développement ?</text:p>
      <text:p text:style-name="P10">Comment avez-vous organisé vos réunions avec l’enseignant encadrant et le client ?</text:p>
      <text:p text:style-name="P10">Comme avez-vous assuré le suivi du travail à effectuer ?</text:p>
      <text:p text:style-name="P10">Dans le cas où vous avez travaillé en groupe (i.e. plusieurs étudiants sur le même projet), comment vous êtes vous partagé le travail ?</text:p>
      <text:p text:style-name="P10">Quel volume horaire de travail avez-vous fourni ?</text:p>
      <text:h text:style-name="P21" text:outline-level="1">F<text:span text:style-name="T24">ormation</text:span></text:h>
      <text:p text:style-name="Text_20_body">Décrivez comment vous avez utilisé les acquis de votre formation pour résoudre la commande de votre client. Quels enseignements vous ont été utiles ? Pourquoi et comment vous ont-ils été utiles ?</text:p>
      <text:p text:style-name="Text_20_body">Décrivez les notions, principes et techniques que vous avez dû acquérir durant le projet, car ils ne faisaient pas partie de votre formation initiale. <text:span text:style-name="T25">Pensez-vous qu’il soit possible ou utile de les inclure dans les deux premières années du bachelor ?</text:span></text:p>
      <text:h text:style-name="P20" text:outline-level="1">Feedback</text:h>
      <text:p text:style-name="P14">Indiquer dans cette section tout ce que vous souhaiteriez améliorer pour le cours applications informatiques. Il s’agit ici d’être plus constructif que critique. N’hésitez pas à mettre en lien vos suggestions avec les problèmes que vous avez pu rencontrer. Vos idées et suggestions seront prises en compte pour améliorer le cours.</text:p>
      <text:h text:style-name="Heading_20_1" text:outline-level="1">Annexes</text:h>
      <text:p text:style-name="P12">Il faudra livrer au client et à l’enseignant chargé de votre suivi :</text:p>
      <text:list xml:id="list1448828435" text:style-name="L2">
        <text:list-item>
          <text:p text:style-name="P28">une documentation utilisateur indiquant comment utiliser votre programme / application ;</text:p>
        </text:list-item>
        <text:list-item>
          <text:p text:style-name="P29"><text:span text:style-name="T8">votre code </text:span><text:span text:style-name="T15">et </text:span><text:span text:style-name="T16">éventuellement un exécutable </text:span><text:span text:style-name="T15">suivant ce qui a été défini avec le client</text:span><text:span text:style-name="T8">.</text:span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4%.%5%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bs </meta:initial-creator>
    <meta:creation-date>2020-03-30T14:52:23.861604547</meta:creation-date>
    <meta:generator>LibreOffice/7.3.0.3$Linux_X86_64 LibreOffice_project/30$Build-3</meta:generator>
    <dc:date>2022-02-24T10:59:21.075389741</dc:date>
    <dc:creator>Guillaume Chanel</dc:creator>
    <meta:editing-duration>PT1H9M6S</meta:editing-duration>
    <meta:editing-cycles>42</meta:editing-cycles>
    <meta:document-statistic meta:table-count="0" meta:image-count="0" meta:object-count="0" meta:page-count="2" meta:paragraph-count="41" meta:word-count="573" meta:character-count="3543" meta:non-whitespace-character-count="3028"/>
  </office:meta>
</office:document-meta>
</file>